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ErrorList.MyErro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createError.test_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createError.test_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.setValues( MyError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